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fo:break-before="page"/>
      <style:text-properties fo:font-size="8pt" style:font-size-asian="8pt" style:font-size-complex="8pt"/>
    </style:style>
    <style:style style:name="P16" style:family="paragraph" style:parent-style-name="User_20_Index_20_Heading">
      <style:paragraph-properties fo:break-before="page"/>
    </style:style>
    <style:style style:name="P17" style:family="paragraph" style:parent-style-name="Contents_20_Heading">
      <style:paragraph-properties fo:break-before="page"/>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Bibliography_20_1">
      <style:paragraph-properties>
        <style:tab-stops/>
      </style:paragraph-properties>
    </style:style>
    <style:style style:name="P23" style:family="paragraph" style:parent-style-name="Req-Text">
      <style:text-properties style:font-name="Bitstream Vera Sans1" style:font-name-asian="Bitstream Vera Sans1" style:font-name-complex="Bitstream Vera Sans1"/>
    </style:style>
    <style:style style:name="P24" style:family="paragraph" style:parent-style-name="Contents_20_2">
      <style:paragraph-properties>
        <style:tab-stops>
          <style:tab-stop style:position="164.99mm" style:type="right" style:leader-style="dotted" style:leader-text="."/>
        </style:tab-stops>
      </style:paragraph-properties>
    </style:style>
    <style:style style:name="P25" style:family="paragraph" style:parent-style-name="Contents_20_1">
      <style:paragraph-properties>
        <style:tab-stops>
          <style:tab-stop style:position="169.99mm" style:type="right" style:leader-style="dotted" style:leader-text="."/>
        </style:tab-stops>
      </style:paragraph-properties>
    </style:style>
    <style:style style:name="P26" style:family="paragraph" style:parent-style-name="Contents_20_3">
      <style:paragraph-properties>
        <style:tab-stops>
          <style:tab-stop style:position="160mm" style:type="right" style:leader-style="dotted" style:leader-text="."/>
        </style:tab-stops>
      </style:paragraph-properties>
    </style:style>
    <style:style style:name="P27" style:family="paragraph" style:parent-style-name="User_20_Index_20_1">
      <style:paragraph-properties>
        <style:tab-stops>
          <style:tab-stop style:position="169.99mm" style:type="right" style:leader-style="dotted" style:leader-text="."/>
        </style:tab-stops>
      </style:paragraph-properties>
    </style:style>
    <style:style style:name="P28" style:family="paragraph" style:parent-style-name="Contents_20_4">
      <style:paragraph-properties>
        <style:tab-stops>
          <style:tab-stop style:position="155.01mm" style:type="right" style:leader-style="dotted" style:leader-text="."/>
        </style:tab-stops>
      </style:paragraph-properties>
    </style:style>
    <style:style style:name="P29" style:family="paragraph" style:parent-style-name="Text_20_body" style:list-style-name="L1">
      <style:paragraph-properties fo:text-align="justify" style:justify-single-word="false"/>
      <style:text-properties fo:font-size="8pt" style:font-size-asian="8pt" style:font-size-complex="8pt"/>
    </style:style>
    <style:style style:name="P30" style:family="paragraph" style:parent-style-name="Text_20_body" style:list-style-name="L2">
      <style:text-properties style:font-name="Bitstream Vera Sans1"/>
    </style:style>
    <style:style style:name="P31" style:family="paragraph" style:parent-style-name="Text_20_body" style:list-style-name="L3"/>
    <style:style style:name="P32"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33" style:family="paragraph" style:parent-style-name="Text_20_body">
      <style:paragraph-properties fo:margin-left="12.51mm" fo:margin-right="0mm" fo:text-indent="0mm" style:auto-text-indent="false"/>
    </style:style>
    <style:style style:name="P34" style:family="paragraph" style:parent-style-name="Text_20_body">
      <style:paragraph-properties fo:margin-left="12.51mm" fo:margin-right="0mm" fo:text-indent="0mm" style:auto-text-indent="false"/>
      <style:text-properties style:font-name="Courier"/>
    </style:style>
    <style:style style:name="P35" style:family="paragraph" style:parent-style-name="Standard" style:master-page-name="First_20_Page">
      <style:paragraph-properties style:page-number="auto"/>
    </style:style>
    <style:style style:name="P36" style:family="paragraph" style:parent-style-name="Standard" style:list-style-name="L2"/>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Courier"/>
    </style:style>
    <style:style style:name="T8" style:family="text">
      <style:text-properties style:font-name="Courier" style:font-name-asian="Bitstream Vera Sans1" style:font-name-complex="Bitstream Vera Sans1"/>
    </style:style>
    <style:style style:name="T9" style:family="text">
      <style:text-properties style:font-name="Bitstream Vera Sans"/>
    </style:style>
    <style:style style:name="T10" style:family="text">
      <style:text-properties fo:font-weight="bold" style:font-weight-asian="bold" style:font-weight-complex="bold"/>
    </style:style>
    <style:style style:name="T11" style:family="text">
      <style:text-properties style:font-name="Courier"/>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3</text:p>
      <text:p text:style-name="P4"/>
      <text:p text:style-name="P4">Status: Alpha and unfinished</text:p>
      <text:p text:style-name="P4"/>
      <text:p text:style-name="P4"><text:date style:data-style-name="N76" text:date-value="2008-03-23T14:40:36" text:fixed="true">23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7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32">Redistributions must retain the above copyright notice, this list of conditions and the following disclaimer. </text:p>
        </text:list-item>
        <text:list-item>
          <text:p text:style-name="P29">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9">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25">1 Note About Status<text:tab/>5</text:p>
          <text:p text:style-name="P25">2 Features<text:tab/>5</text:p>
          <text:p text:style-name="P25">3 Name<text:tab/>5</text:p>
          <text:p text:style-name="P25">4 Alternatives<text:tab/>5</text:p>
          <text:p text:style-name="P25">5 Introduction<text:tab/>6</text:p>
          <text:p text:style-name="P25">6 Requirements<text:tab/>6</text:p>
          <text:p text:style-name="P24">6.1 General<text:tab/>6</text:p>
          <text:p text:style-name="P24">6.2 initramfs<text:tab/>6</text:p>
          <text:p text:style-name="P24">6.3 init <text:tab/>7</text:p>
          <text:p text:style-name="P26">6.3.1 Phases and Stages<text:tab/>7</text:p>
          <text:p text:style-name="P28">6.3.1.1 Stages<text:tab/>8</text:p>
          <text:p text:style-name="P28">6.3.1.2 Phases<text:tab/>9</text:p>
          <text:p text:style-name="P26">6.3.2 Modules<text:tab/>9</text:p>
          <text:p text:style-name="P26">6.3.3 Dependencies<text:tab/>10</text:p>
          <text:p text:style-name="P24">6.4 Boot variants<text:tab/>10</text:p>
          <text:p text:style-name="P26">6.4.1 Generic<text:tab/>10</text:p>
          <text:p text:style-name="P26">6.4.2 Local<text:tab/>10</text:p>
          <text:p text:style-name="P26">6.4.3 NFS<text:tab/>10</text:p>
          <text:p text:style-name="P26">6.4.4 iSCSI<text:tab/>10</text:p>
          <text:p text:style-name="P26">6.4.5 Fibre Channel<text:tab/>10</text:p>
          <text:p text:style-name="P26">6.4.6 udev <text:tab/>10</text:p>
          <text:p text:style-name="P26">6.4.7 multipath<text:tab/>10</text:p>
          <text:p text:style-name="P26">6.4.8 LVM<text:tab/>10</text:p>
          <text:p text:style-name="P26">6.4.9 network <text:tab/>10</text:p>
          <text:p text:style-name="P28">6.4.9.1 DHCP<text:tab/>10</text:p>
          <text:p text:style-name="P28">6.4.9.2 static<text:tab/>10</text:p>
          <text:p text:style-name="P24">6.5 Command Line Parameters<text:tab/>10</text:p>
          <text:p text:style-name="P25">7 Design decisions<text:tab/>10</text:p>
          <text:p text:style-name="P24">7.1 Python<text:tab/>10</text:p>
          <text:p text:style-name="P25">8 Bibliography<text:tab/>11</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16">Requirements</text:p>
          </text:index-title>
          <text:p text:style-name="P27">Requirement #1: Create bootable initramfs<text:tab/>6</text:p>
          <text:p text:style-name="P27">Requirement #2: General<text:tab/>6</text:p>
          <text:p text:style-name="P27">Requirement #3: init as a shell script<text:tab/>7</text:p>
          <text:p text:style-name="P27">Requirement #4: Efficient<text:tab/>7</text:p>
          <text:p text:style-name="P27">Requirement #5: Phases<text:tab/>7</text:p>
          <text:p text:style-name="P27">Requirement #6: Stages<text:tab/>8</text:p>
          <text:p text:style-name="P27">Requirement #7: Stages are optional<text:tab/>8</text:p>
          <text:p text:style-name="P27">Requirement #8: Stage prepare<text:tab/>8</text:p>
          <text:p text:style-name="P27">Requirement #9: Stage pre_output<text:tab/>8</text:p>
          <text:p text:style-name="P27">Requirement #10: Stage pre_output only for Generic Module<text:tab/>8</text:p>
          <text:p text:style-name="P27">Requirement #11: Stage output<text:tab/>8</text:p>
          <text:p text:style-name="P27">Requirement #12: Stage post_output<text:tab/>8</text:p>
          <text:p text:style-name="P27">Requirement #13: Stage post_output only for Generic Module<text:tab/>9</text:p>
          <text:p text:style-name="P27">Requirement #14: Stage cleanup<text:tab/>9</text:p>
          <text:p text:style-name="P27">Requirement #15: Phase Intro<text:tab/>9</text:p>
          <text:p text:style-name="P27">Requirement #16: Phase FunctionDefinition<text:tab/>9</text:p>
          <text:p text:style-name="P27">Requirement #17: Phase CommandLineParsing<text:tab/>9</text:p>
        </text:index-body>
      </text:user-index>
      <text:p text:style-name="P10"/>
      <text:p text:style-name="P15"/>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30">it's extensible: to add functionality, only a small python module is needed.</text:p>
        </text:list-item>
        <text:list-item>
          <text:p text:style-name="P36"><text:span text:style-name="T3">boot with init script generated by </text:span><text:span text:style-name="T1">init4boot</text:span><text:span text:style-name="T3"> is faster, because</text:span></text:p>
          <text:list>
            <text:list-item>
              <text:p text:style-name="P30">everything that can be handled is handled at script creation time – and not during boot time.</text:p>
            </text:list-item>
            <text:list-item>
              <text:p text:style-name="P36"><text:span text:style-name="T3">it drops compatibility to existing kernel parameters, e.g. an </text:span><text:span text:style-name="T7">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30">it's portable and the resulting initramfs can be used for mostly all systems.</text:p>
        </text:list-item>
        <text:list-item>
          <text:p text:style-name="P30">there is no data collected and used from the build-host system.</text:p>
        </text:list-item>
        <text:list-item>
          <text:p text:style-name="P30">all configuration is done with command line parameters and the dhcp rootpath parameter.</text:p>
        </text:list-item>
        <text:list-item>
          <text:p text:style-name="P30">iSCSI boot is supported.</text:p>
        </text:list-item>
        <text:list-item>
          <text:p text:style-name="P30">multipath is supported – also during boot time.</text:p>
        </text:list-item>
        <text:list-item>
          <text:p text:style-name="P30">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9" text:outline-level="1">Alternatives</text:h>
      <text:p text:style-name="P12">There are a couple of other tools and packages, that do similar things:</text:p>
      <text:list text:style-name="L3">
        <text:list-item>
          <text:p text:style-name="P31"><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31"><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31"><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9">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7">busybox</text:span><text:span text:style-name="T3"> or </text:span><text:span text:style-name="T7">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p text:style-name="P12"/>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p text:style-name="P12"/>
      <text:h text:style-name="P19" text:outline-level="1">Requirements</text:h>
      <text:h text:style-name="P20"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20" text:outline-level="2">initramfs</text:h>
      <text:p text:style-name="P12">This chapter summarises the requirements for the initramfs that is created with the command line too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0" text:outline-level="2"><text:soft-page-break/>init </text:h>
      <text:list text:style-name="Req-Numbering" text:continue-numbering="true">
        <text:list-item>
          <text:p text:style-name="P21">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8"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0">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text:soft-page-break/>Stages</text:p>
          <text:p text:style-name="Req-Text">Each phase <text:span text:style-name="T10">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Stages</text:h>
      <text:list text:style-name="Req-Numbering" text:continue-numbering="true">
        <text:list-item>
          <text:p text:style-name="Req-Name">Stages are optional</text:p>
          <text:p text:style-name="Req-Text">All stages of a phase <text:span text:style-name="T10">must</text:span> be optional.</text:p>
        </text:list-item>
      </text:list>
      <text:p text:style-name="Text_20_body">Note: There is no need, that every phase and every module must implement all stages.</text:p>
      <text:list text:style-name="Req-Numbering" text:continue-numbering="true">
        <text:list-item>
          <text:p text:style-name="Req-Name">Stage prepare</text:p>
          <text:p text:style-name="Req-Text">During the prepare stage everything, that is special for this phase <text:span text:style-name="T10">must</text:span> be set up and / or initialized.</text:p>
        </text:list-item>
      </text:list>
      <text:p text:style-name="Text_20_body">Note: Typical things done during these stages are setting up and initializing variables.</text:p>
      <text:list text:style-name="Req-Numbering" text:continue-numbering="true">
        <text:list-item>
          <text:p text:style-name="Req-Name">Stage pre_output</text:p>
          <text:p text:style-name="Req-Text">During the pre_output stage, the loop start constructs <text:span text:style-name="T10">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0">should not</text:span> use the pre_output stage.</text:p>
        </text:list-item>
      </text:list>
      <text:p text:style-name="Text_20_body">Note: Because here normally things like <text:span text:style-name="T7">for x in `cat /proc/cmdline`; do</text:span> are written out, and there should normally not the need, that other modules do such generic things.</text:p>
      <text:list text:style-name="Req-Numbering" text:continue-numbering="true">
        <text:list-item>
          <text:p text:style-name="Req-Name">Stage output</text:p>
          <text:p text:style-name="Req-Text">During the output stage, all the real work statements <text:span text:style-name="T10">must</text:span> be written to the init script.</text:p>
        </text:list-item>
      </text:list>
      <text:p text:style-name="Text_20_body">Note: This is the real working phase.</text:p>
      <text:list text:style-name="Req-Numbering" text:continue-numbering="true">
        <text:list-item>
          <text:p text:style-name="Req-Name">Stage post_output</text:p>
          <text:p text:style-name="Req-Text"><text:soft-page-break/>During the post_output stage, the loop end statement <text:span text:style-name="T10">must</text:span> be written.</text:p>
        </text:list-item>
      </text:list>
      <text:p text:style-name="Text_20_body">Note: Typically something like <text:span text:style-name="T7">done</text:span> is written here.</text:p>
      <text:list text:style-name="Req-Numbering" text:continue-numbering="true">
        <text:list-item>
          <text:p text:style-name="Req-Name">Stage post_output only for Generic Module</text:p>
          <text:p text:style-name="Req-Text">Modules apart from the Generic module <text:span text:style-name="T10">should not</text:span> use the post_output stage.</text:p>
        </text:list-item>
      </text:list>
      <text:p text:style-name="Text_20_body">Note: Because this closes what was opened during the pre_output stage, there will be some problems, if many different modules use some loop constructs.</text:p>
      <text:list text:style-name="Req-Numbering" text:continue-numbering="true">
        <text:list-item>
          <text:p text:style-name="Req-Name">Stage cleanup</text:p>
          <text:p text:style-name="Req-Text">During the cleanup stage, all that was set and is not needed any more <text:span text:style-name="T10">must</text:span> be unset or deleted.</text:p>
        </text:list-item>
      </text:list>
      <text:p text:style-name="Text_20_body">Note: This stage typically holds things like <text:span text:style-name="T7">unset var</text:span> or <text:span text:style-name="T7">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0">must</text:span> be handled in the init script: </text:p>
          <text:p text:style-name="Req-Text"><text:span text:style-name="T6">• Writing the header </text:span><text:span text:style-name="T8">#!/bin/sh</text:span><text:span text:style-name="T6"> to the first line</text:span></text:p>
          <text:p text:style-name="P23">• Add a comment that the script is automatically generated and should not be changed.</text:p>
          <text:p text:style-name="P23">•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0">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0">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34">for x in $(cat /proc/cmdline); do</text:p>
      <text:p text:style-name="P33"><text:span text:style-name="T7"><text:s text:c="2"/>case ${x} in</text:span></text:p>
      <text:p text:style-name="Text_20_body">This makes it possible that the output stage of other modules can handle special command line parameters.</text:p>
      <text:p text:style-name="Text_20_body"><text:soft-page-break/>The post_output stage closes the case with a default rule, that prints out that the given parameter is not supported. <text:s/>It also closes the for loop.</text:p>
      <text:list text:style-name="Req-Numbering" text:continue-numbering="true">
        <text:list-item>
          <text:p text:style-name="Req-Name">Phase CommandLineVerbose</text:p>
          <text:p text:style-name="Req-Text">During this phase debug and verbose parameters must be evaluated and corresponding things must be set up.</text:p>
        </text:list-item>
      </text:list>
      <text:p text:style-name="Text_20_body">Note: This is generally only implemented in the Generic module, which handles the verbose and debug parameters.</text:p>
      <text:h text:style-name="P18" text:outline-level="3">Modules</text:h>
      <text:p text:style-name="P12"/>
      <text:h text:style-name="Heading_20_3" text:outline-level="3">Dependencies</text:h>
      <text:p text:style-name="P12"/>
      <text:h text:style-name="P20" text:outline-level="2">Boot variants</text:h>
      <text:h text:style-name="P18" text:outline-level="3">Generic</text:h>
      <text:h text:style-name="P18" text:outline-level="3">Local</text:h>
      <text:h text:style-name="P18" text:outline-level="3">NFS</text:h>
      <text:h text:style-name="P18" text:outline-level="3">iSCSI</text:h>
      <text:h text:style-name="P18" text:outline-level="3">Fibre Channel</text:h>
      <text:h text:style-name="P18" text:outline-level="3">udev </text:h>
      <text:h text:style-name="P18" text:outline-level="3">multipath</text:h>
      <text:h text:style-name="P18" text:outline-level="3">LVM</text:h>
      <text:h text:style-name="Heading_20_3" text:outline-level="3">network </text:h>
      <text:h text:style-name="Heading_20_4" text:outline-level="4">DHCP</text:h>
      <text:h text:style-name="Heading_20_4" text:outline-level="4">static</text:h>
      <text:p text:style-name="P12"/>
      <text:h text:style-name="P20" text:outline-level="2"><text:soft-page-break/>Command Line Parameters</text:h>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2"><text:span text:style-name="Strong_20_Emphasis">RFC 2119</text:span>: <text:span text:style-name="Bib-Author">Bradner, S</text:span>, <text:span text:style-name="Bib-Title">Key words for use in RFCs to Indicate Requirement Levels</text:span>, 1997, http://www.ietf.org/rfc/rfc2119.txt</text:p>
          <text:p text:style-name="P22"><text:span text:style-name="Strong_20_Emphasis">iSCSI Boot post</text:span>: <text:span text:style-name="Bib-Author">Florath, Andreas</text:span>, <text:span text:style-name="Bib-Title">iSCSI Boot</text:span>, 2008, http://lists.debian.org/debian-kernel/2008/02/msg00719.html</text:p>
          <text:p text:style-name="P22"><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2"><text:span text:style-name="Strong_20_Emphasis">Debian initramfs-tools</text:span>: <text:span text:style-name="Bib-Author">unknown</text:span>, <text:span text:style-name="Bib-Title">initramfs-tools</text:span>, , http://packages.debian.org/source/sid/initramfs-tools</text:p>
          <text:p text:style-name="P22"><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3</text:page-number></text:span><text:span text:style-name="T3">/</text:span><text:span text:style-name="T3"><text:page-count>11</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4T13:12:31</dc:date>
    <meta:printed-by>Andreas Florath</meta:printed-by>
    <meta:print-date>2008-03-22T09:03:24</meta:print-date>
    <dc:language>en-GB</dc:language>
    <meta:editing-cycles>47</meta:editing-cycles>
    <meta:editing-duration>P1DT3H55M13S</meta:editing-duration>
    <meta:user-defined meta:name="Info 1"/>
    <meta:user-defined meta:name="Info 2"/>
    <meta:user-defined meta:name="Info 3"/>
    <meta:user-defined meta:name="Info 4"/>
    <meta:document-statistic meta:table-count="0" meta:image-count="0" meta:object-count="0" meta:page-count="11" meta:paragraph-count="198" meta:word-count="1761" meta:character-count="11007"/>
  </office:meta>
</office:document-meta>
</file>